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4.42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2.62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95cm" fo:min-width="4.15cm" fo:padding-top="0.175cm" fo:padding-bottom="0.175cm" fo:padding-left="0.3cm" fo:padding-right="0.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7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23cm" fo:min-width="1.901cm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935cm"/>
    </style:style>
    <style:style style:name="gr9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05cm" fo:min-width="1.011cm" fo:padding-top="0.175cm" fo:padding-bottom="0.175cm" fo:padding-left="0.3cm" fo:padding-right="0.3cm" draw:shadow-opacity="50%"/>
    </style:style>
    <style:style style:name="gr10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297cm" fo:min-width="2.637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15" style:family="graphic" style:parent-style-name="standard">
      <style:graphic-properties draw:stroke="none" draw:fill="none" fo:min-height="0.9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212cm" fo:min-width="1.614cm" fo:padding-top="0.175cm" fo:padding-bottom="0.175cm" fo:padding-left="0.3cm" fo:padding-right="0.3cm" draw:shadow-opacity="50%"/>
    </style:style>
    <style:style style:name="gr19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3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1cm" fo:min-width="7.552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25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5cm" fo:min-width="3.655cm" fo:padding-top="0.175cm" fo:padding-bottom="0.175cm" fo:padding-left="0.3cm" fo:padding-right="0.3cm" draw:shadow-opacity="50%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9999" draw:opacity="100%"/>
      <style:paragraph-properties fo:text-align="center"/>
    </style:style>
    <style:style style:name="P7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808080" draw:opacity="50%"/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25cm" svg:height="5.7cm" svg:x="20.175cm" svg:y="0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25cm" svg:height="5.7cm" svg:x="14.675cm" svg:y="0.1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3.618cm" svg:x="12.603cm" svg:y="0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75cm" svg:height="2.3cm" svg:x="14.15cm" svg:y="1.3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085cm" svg:height="0.962cm" draw:transform="rotate (1.5707963267949) translate (12.65cm 3.905cm)">
          <draw:text-box>
            <text:p>Laser</text:p>
          </draw:text-box>
        </draw:frame>
        <draw:frame draw:style-name="gr6" draw:text-style-name="P1" draw:layer="layout" svg:width="4.198cm" svg:height="1.673cm" svg:x="14.952cm" svg:y="4.143cm">
          <draw:text-box>
            <text:p text:style-name="P5">Fiber-</text:p>
            <text:p text:style-name="P5">bench 1</text:p>
          </draw:text-box>
        </draw:frame>
        <draw:custom-shape draw:style-name="gr7" draw:text-style-name="P6" draw:layer="layout" svg:width="2.5cm" svg:height="1.912cm" draw:transform="rotate (-1.5707963267949) translate (20cm 1.205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7" draw:layer="layout" svg:width="1.435cm" svg:height="1cm" svg:x="18.1cm" svg:y="2.116cm">
          <draw:text-box>
            <text:p><text:span text:style-name="T1">(2)</text:span></text:p>
          </draw:text-box>
        </draw:frame>
        <draw:custom-shape draw:style-name="gr9" draw:text-style-name="P3" draw:layer="layout" svg:width="1.611cm" svg:height="1.4cm" draw:transform="skewX (0.15079644737231) translate (19.689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236cm" svg:height="2.589cm" draw:transform="rotate (-1.5707963267949) translate (22.948cm 0.76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8" draw:layer="layout" svg:x1="22.818cm" svg:y1="1.545cm" svg:x2="21.783cm" svg:y2="3.357cm">
          <text:p/>
        </draw:line>
        <draw:line draw:style-name="gr11" draw:text-style-name="P8" draw:layer="layout" svg:x1="22.786cm" svg:y1="1.375cm" svg:x2="21.775cm" svg:y2="3.094cm">
          <text:p/>
        </draw:line>
        <draw:line draw:style-name="gr12" draw:text-style-name="P8" draw:layer="layout" svg:x1="22.887cm" svg:y1="1.679cm" svg:x2="21.876cm" svg:y2="3.499cm">
          <text:p/>
        </draw:line>
        <draw:line draw:style-name="gr13" draw:text-style-name="P8" draw:layer="layout" svg:x1="22.331cm" svg:y1="0.719cm" svg:x2="22.331cm" svg:y2="4.005cm">
          <text:p/>
        </draw:line>
        <draw:ellipse draw:style-name="gr14" draw:text-style-name="P9" draw:layer="layout" svg:width="1.315cm" svg:height="3.236cm" svg:x="21.774cm" svg:y="0.162cm" draw:kind="section" draw:start-angle="33.46" draw:end-angle="92.22">
          <text:p/>
        </draw:ellipse>
        <draw:frame draw:style-name="gr15" draw:text-style-name="P10" draw:layer="layout" svg:width="1.098cm" svg:height="1.177cm" svg:x="22.179cm" svg:y="0.3cm">
          <draw:text-box>
            <text:p><text:span text:style-name="T2">α</text:span></text:p>
          </draw:text-box>
        </draw:frame>
        <draw:frame draw:style-name="gr16" draw:text-style-name="P7" draw:layer="layout" svg:width="1.119cm" svg:height="0.815cm" svg:x="20.454cm" svg:y="2.081cm">
          <draw:text-box>
            <text:p><text:span text:style-name="T1">(3)</text:span></text:p>
          </draw:text-box>
        </draw:frame>
        <draw:frame draw:style-name="gr17" draw:text-style-name="P4" draw:layer="layout" svg:width="2.45cm" svg:height="1.673cm" svg:x="25.65cm" svg:y="1.843cm">
          <draw:text-box>
            <text:p><text:span text:style-name="T3">P(</text:span><text:span text:style-name="T4">α</text:span><text:span text:style-name="T5">)</text:span></text:p>
          </draw:text-box>
        </draw:frame>
        <draw:custom-shape draw:style-name="gr18" draw:text-style-name="P3" draw:layer="layout" svg:width="2.214cm" svg:height="0.562cm" draw:transform="skewX (0.529707427980279) rotate (0.00226892802759263) translate (22.49cm 2.133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7cm" svg:height="3.2cm" svg:x="23.15cm" svg:y="0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0" draw:text-style-name="P8" draw:layer="layout" svg:x1="24.65cm" svg:y1="2.305cm" svg:x2="25.85cm" svg:y2="2.305cm">
          <text:p/>
        </draw:line>
        <draw:frame draw:style-name="gr21" draw:text-style-name="P7" draw:layer="layout" svg:width="1.107cm" svg:height="1.353cm" svg:x="23.243cm" svg:y="2.103cm">
          <draw:text-box>
            <text:p><text:span text:style-name="T1">(4)</text:span></text:p>
          </draw:text-box>
        </draw:frame>
        <draw:frame draw:style-name="gr22" draw:text-style-name="P1" draw:layer="layout" svg:width="4.198cm" svg:height="0.962cm" svg:x="20.552cm" svg:y="4.544cm">
          <draw:text-box>
            <text:p text:style-name="P5">Fiberbench 2</text:p>
          </draw:text-box>
        </draw:frame>
        <draw:custom-shape draw:style-name="gr23" draw:text-style-name="P1" draw:layer="layout" svg:width="8.152cm" svg:height="5.701cm" svg:x="2.124cm" svg:y="0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3.618cm" svg:x="0.052cm" svg:y="0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3" draw:layer="layout" svg:width="2cm" svg:height="2.4cm" svg:x="1.599cm" svg:y="1.19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085cm" svg:height="0.962cm" draw:transform="rotate (1.5707963267949) translate (0.099cm 3.899cm)">
          <draw:text-box>
            <text:p>Laser</text:p>
          </draw:text-box>
        </draw:frame>
        <draw:frame draw:style-name="gr22" draw:text-style-name="P1" draw:layer="layout" svg:width="4.198cm" svg:height="0.962cm" svg:x="4.001cm" svg:y="4.537cm">
          <draw:text-box>
            <text:p text:style-name="P5">Fiberbench 1</text:p>
          </draw:text-box>
        </draw:frame>
        <draw:frame draw:style-name="gr17" draw:text-style-name="P4" draw:layer="layout" svg:width="2.45cm" svg:height="1.673cm" svg:x="10.599cm" svg:y="1.837cm">
          <draw:text-box>
            <text:p><text:span text:style-name="T3">P(</text:span><text:span text:style-name="T4">α</text:span><text:span text:style-name="T5">)</text:span></text:p>
          </draw:text-box>
        </draw:frame>
        <draw:custom-shape draw:style-name="gr10" draw:text-style-name="P2" draw:layer="layout" svg:width="3.236cm" svg:height="2.589cm" draw:transform="rotate (-1.5707963267949) translate (4.92cm 0.762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8" draw:layer="layout" svg:x1="4.79cm" svg:y1="1.539cm" svg:x2="3.755cm" svg:y2="3.351cm">
          <text:p/>
        </draw:line>
        <draw:line draw:style-name="gr11" draw:text-style-name="P8" draw:layer="layout" svg:x1="4.758cm" svg:y1="1.369cm" svg:x2="3.747cm" svg:y2="3.088cm">
          <text:p/>
        </draw:line>
        <draw:line draw:style-name="gr12" draw:text-style-name="P8" draw:layer="layout" svg:x1="4.859cm" svg:y1="1.673cm" svg:x2="3.848cm" svg:y2="3.493cm">
          <text:p/>
        </draw:line>
        <draw:line draw:style-name="gr13" draw:text-style-name="P8" draw:layer="layout" svg:x1="4.303cm" svg:y1="0.713cm" svg:x2="4.303cm" svg:y2="3.999cm">
          <text:p/>
        </draw:line>
        <draw:ellipse draw:style-name="gr14" draw:text-style-name="P9" draw:layer="layout" svg:width="1.315cm" svg:height="3.236cm" svg:x="3.746cm" svg:y="0.156cm" draw:kind="section" draw:start-angle="33.46" draw:end-angle="92.22">
          <text:p/>
        </draw:ellipse>
        <draw:frame draw:style-name="gr15" draw:text-style-name="P10" draw:layer="layout" svg:width="1.098cm" svg:height="1.177cm" svg:x="4.151cm" svg:y="0.294cm">
          <draw:text-box>
            <text:p><text:span text:style-name="T2">α</text:span></text:p>
          </draw:text-box>
        </draw:frame>
        <draw:frame draw:style-name="gr16" draw:text-style-name="P7" draw:layer="layout" svg:width="1.119cm" svg:height="0.815cm" svg:x="2.426cm" svg:y="2.075cm">
          <draw:text-box>
            <text:p><text:span text:style-name="T1">(3)</text:span></text:p>
          </draw:text-box>
        </draw:frame>
        <draw:custom-shape draw:style-name="gr25" draw:text-style-name="P3" draw:layer="layout" svg:width="4.254cm" svg:height="1.495cm" draw:transform="skewX (0.528485697503883) rotate (0.00226892802759263) translate (4.754cm 1.60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7cm" svg:height="3.2cm" svg:x="8.099cm" svg:y="0.7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1" draw:text-style-name="P7" draw:layer="layout" svg:width="1.107cm" svg:height="1.353cm" svg:x="8.192cm" svg:y="2.097cm">
          <draw:text-box>
            <text:p><text:span text:style-name="T1">(4)</text:span></text:p>
          </draw:text-box>
        </draw:frame>
        <draw:line draw:style-name="gr20" draw:text-style-name="P8" draw:layer="layout" svg:x1="9.599cm" svg:y1="2.299cm" svg:x2="10.799cm" svg:y2="2.2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4T13:24:58.067153488</meta:creation-date>
    <dc:date>2021-01-01T16:26:30.496739291</dc:date>
    <meta:editing-duration>PT24M54S</meta:editing-duration>
    <meta:editing-cycles>5</meta:editing-cycles>
    <meta:generator>LibreOffice/6.0.7.3$Linux_X86_64 LibreOffice_project/00m0$Build-3</meta:generator>
    <meta:document-statistic meta:object-count="41"/>
  </office:meta>
</office:document-meta>
</file>